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Standard">
      <style:text-properties style:font-name="Times New Roman" fo:font-weight="normal"/>
    </style:style>
    <style:style style:name="P10" style:family="paragraph" style:parent-style-name="Standard">
      <style:text-properties style:font-name="Times New Roman" fo:font-weight="bold"/>
    </style:style>
    <style:style style:name="P11" style:family="paragraph" style:parent-style-name="Standard">
      <style:text-properties fo:font-weight="bold"/>
    </style:style>
    <style:style style:name="P12" style:family="paragraph" style:parent-style-name="Standard">
      <style:text-properties fo:font-weight="normal"/>
    </style:style>
    <style:style style:name="P13" style:family="paragraph" style:parent-style-name="Standard">
      <style:paragraph-properties fo:text-align="start" style:justify-single-word="false"/>
      <style:text-properties style:font-name="Times" fo:font-size="11pt"/>
    </style:style>
    <style:style style:name="P14" style:family="paragraph" style:parent-style-name="Standard">
      <style:paragraph-properties fo:text-align="start" style:justify-single-word="false"/>
      <style:text-properties style:font-name="Times" fo:font-size="11pt" style:text-underline-style="none"/>
    </style:style>
    <style:style style:name="P15" style:family="paragraph" style:parent-style-name="Standard">
      <style:paragraph-properties fo:text-align="start" style:justify-single-word="false"/>
      <style:text-properties style:font-name="Times" fo:font-size="10pt" fo:font-weight="normal"/>
    </style:style>
    <style:style style:name="P16" style:family="paragraph" style:parent-style-name="Table_20_Contents">
      <style:paragraph-properties fo:text-align="center" style:justify-single-word="false"/>
    </style:style>
    <style:style style:name="P17" style:family="paragraph" style:parent-style-name="Table_20_Contents">
      <style:text-properties style:font-name="Bitstream Vera Sans" fo:font-size="10pt"/>
    </style:style>
    <style:style style:name="P18" style:family="paragraph" style:parent-style-name="Table_20_Contents">
      <style:paragraph-properties fo:text-align="end" style:justify-single-word="false"/>
    </style:style>
    <style:style style:name="P19" style:family="paragraph" style:parent-style-name="Corps_20_de_20_texte.Paragraph">
      <style:paragraph-properties fo:margin-left="0.935cm" fo:margin-right="0.009cm" fo:text-align="start" style:justify-single-word="false" fo:text-indent="0cm" style:auto-text-indent="false"/>
    </style:style>
    <style:style style:name="P20" style:family="paragraph" style:parent-style-name="Corps_20_de_20_texte.Paragraph">
      <style:paragraph-properties fo:margin-left="0.67cm" fo:margin-right="-0.018cm" fo:text-indent="0cm" style:auto-text-indent="false"/>
    </style:style>
    <style:style style:name="P21" style:family="paragraph" style:parent-style-name="Text_20_body">
      <style:paragraph-properties fo:margin-top="0cm" fo:margin-bottom="0.212cm"/>
    </style:style>
    <style:style style:name="P22" style:family="paragraph" style:parent-style-name="Text_20_body" style:master-page-name="">
      <style:paragraph-properties style:page-number="auto" fo:background-color="#ffff99">
        <style:background-image/>
      </style:paragraph-properties>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reak-before="auto" fo:break-after="auto"/>
    </style:style>
    <style:style style:name="P25" style:family="paragraph" style:parent-style-name="Table_20_Heading">
      <style:text-properties style:font-name="Bitstream Vera Sans" fo:font-size="10pt"/>
    </style:style>
    <style:style style:name="P26" style:family="paragraph" style:parent-style-name="Table_20_Heading">
      <style:paragraph-properties fo:text-align="center" style:justify-single-word="false"/>
    </style:style>
    <style:style style:name="P27" style:family="paragraph" style:parent-style-name="hlp_5f_paragraph">
      <style:text-properties style:text-underline-style="solid" style:text-underline-width="auto" style:text-underline-color="font-color"/>
    </style:style>
    <style:style style:name="P28" style:family="paragraph" style:parent-style-name="hlp_5f_paragraph">
      <style:text-properties style:font-name="Bitstream Vera Sans" fo:font-size="10pt"/>
    </style:style>
    <style:style style:name="P29" style:family="paragraph" style:parent-style-name="Text_20_body">
      <style:paragraph-properties fo:margin-top="0.199cm" fo:margin-bottom="0.21cm"/>
    </style:style>
    <style:style style:name="P30" style:family="paragraph" style:parent-style-name="Text_20_body">
      <style:paragraph-properties fo:margin-top="0cm" fo:margin-bottom="1cm" fo:text-align="center" style:justify-single-word="false"/>
    </style:style>
    <style:style style:name="P31" style:family="paragraph" style:parent-style-name="TitreDoc">
      <style:text-properties fo:font-weight="bold" style:font-weight-asian="bold" style:font-weight-complex="bold"/>
    </style:style>
    <style:style style:name="P32" style:family="paragraph" style:parent-style-name="Corps_20_de_20_texte.Paragraph">
      <style:text-properties fo:font-weight="bold" style:font-weight-asian="bold" style:font-weight-complex="bold"/>
    </style:style>
    <style:style style:name="P33" style:family="paragraph" style:parent-style-name="Frame_20_contents">
      <style:text-properties fo:font-weight="bold" style:font-weight-asian="bold" style:font-weight-complex="bold"/>
    </style:style>
    <style:style style:name="P34" style:family="paragraph" style:parent-style-name="Frame_20_contents">
      <style:paragraph-properties>
        <style:tab-stops/>
      </style:paragraph-properties>
    </style:style>
    <style:style style:name="P35" style:family="paragraph" style:parent-style-name="Text_20_body">
      <style:paragraph-properties fo:background-color="#ffcc99">
        <style:background-image/>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Text_20_body" style:master-page-name="First_20_Page">
      <style:paragraph-properties fo:margin-top="0cm" fo:margin-bottom="5.001cm" fo:text-align="center" style:justify-single-word="false" style:page-number="auto" fo:break-before="auto" fo:break-after="auto"/>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2"/>
    <style:style style:name="P64" style:family="paragraph" style:parent-style-name="Text_20_body" style:list-style-name="L23"/>
    <style:style style:name="P65" style:family="paragraph" style:parent-style-name="Text_20_body" style:list-style-name="L24"/>
    <style:style style:name="P66" style:family="paragraph" style:parent-style-name="Text_20_body" style:list-style-name="L26"/>
    <style:style style:name="P67" style:family="paragraph" style:parent-style-name="Text_20_body" style:list-style-name="L27"/>
    <style:style style:name="P68" style:family="paragraph" style:parent-style-name="Text_20_body" style:list-style-name="L28"/>
    <style:style style:name="P69" style:family="paragraph" style:parent-style-name="Text_20_body" style:list-style-name="L29"/>
    <style:style style:name="P70" style:family="paragraph" style:parent-style-name="Text_20_body" style:list-style-name="L30"/>
    <style:style style:name="P71" style:family="paragraph" style:parent-style-name="Text_20_body" style:list-style-name="L31"/>
    <style:style style:name="P72" style:family="paragraph" style:parent-style-name="Text_20_body" style:list-style-name="L32"/>
    <style:style style:name="P73" style:family="paragraph" style:parent-style-name="Text_20_body" style:list-style-name="L34"/>
    <style:style style:name="P74" style:family="paragraph" style:parent-style-name="Text_20_body" style:list-style-name="L35"/>
    <style:style style:name="P75" style:family="paragraph" style:parent-style-name="Text_20_body" style:list-style-name="L22">
      <style:paragraph-properties fo:margin-left="1.251cm" fo:margin-right="0cm" fo:text-indent="0cm" style:auto-text-indent="false"/>
    </style:style>
    <style:style style:name="P76" style:family="paragraph" style:parent-style-name="Text_20_body" style:list-style-name="L27">
      <style:paragraph-properties fo:margin-left="1.251cm" fo:margin-right="0cm" fo:text-indent="0cm" style:auto-text-indent="false"/>
    </style:style>
    <style:style style:name="P77" style:family="paragraph" style:parent-style-name="Text_20_body" style:list-style-name="L33">
      <style:paragraph-properties fo:margin-left="2.205cm" fo:margin-right="0cm" fo:text-indent="0cm" style:auto-text-indent="false"/>
    </style:style>
    <style:style style:name="P78" style:family="paragraph" style:parent-style-name="Heading_20_3" style:master-page-name="">
      <style:paragraph-properties style:page-number="auto" fo:break-before="page"/>
    </style:style>
    <style:style style:name="P79" style:family="paragraph" style:parent-style-name="Heading_20_1" style:master-page-name="">
      <style:paragraph-properties style:page-number="auto" fo:break-before="page"/>
    </style:style>
    <style:style style:name="P80" style:family="paragraph" style:parent-style-name="Heading_20_1" style:master-page-name="">
      <style:paragraph-properties style:page-number="auto" fo:break-before="page">
        <style:tab-stops/>
      </style:paragraph-properties>
    </style:style>
    <style:style style:name="P81" style:family="paragraph" style:parent-style-name="Heading_20_1" style:master-page-name="">
      <style:paragraph-properties style:page-number="auto" fo:break-before="auto" fo:break-after="auto"/>
    </style:style>
    <style:style style:name="P82" style:family="paragraph" style:parent-style-name="Heading_20_2" style:master-page-name="">
      <style:paragraph-properties style:page-number="auto" fo:break-before="pag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style:style>
    <style:style style:name="T16" style:family="text">
      <style:text-properties style:font-name="Bitstream Vera Sans"/>
    </style:style>
    <style:style style:name="T17" style:family="text">
      <style:text-properties fo:background-color="#ffff00"/>
    </style:style>
    <style:style style:name="T18" style:family="text">
      <style:text-properties fo:background-color="#ff00ff"/>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style:style>
    <style:style style:name="T22"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style:vertical-pos="top" style:vertical-rel="paragraph-content" style:horizontal-pos="center" style:horizontal-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fo:column-gap="0.3cm">
          <style:column style:rel-width="32767*" fo:start-indent="0cm" fo:end-indent="0.15cm"/>
          <style:column style:rel-width="32768*" fo:start-indent="0.15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formatted-text form:name="VfromOOo" form:control-implementation="ooo:com.sun.star.form.component.PatternField" xml:id="control1" form:id="control1" form:current-value="3.1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OOTyW-0.0.7.oxt&#13;&#13;29.10.2018 20:11:06&#13;Because there is a Toolbar, you should also compile this extension for Apache OpenOffice 4.x&#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OOTyW-A-0.0.7.oxt&#13;&#13;29.10.2018 20:11:35&#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TyW-L-0.0.7.oxt&#13;&#13;29.10.2018 20:13:02&#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30"/>
      <text:p text:style-name="P31">Extension Compiler</text:p>
      <text:p text:style-name="TitreDoc">Description and Tool for</text:p>
      <text:p text:style-name="TitreDoc">tools eExtension : <text:file-name text:display="name">OOTyW</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246758714365648081" text:style-name="L1">
        <text:list-item>
          <text:p text:style-name="P42">Basic macros with add-on buttons and / or menus (just like the old Add-On concept)</text:p>
        </text:list-item>
        <text:list-item>
          <text:p text:style-name="P42">Java, JavaScript, Beanshell, Python based scripts with add-on buttons and / or menus</text:p>
        </text:list-item>
        <text:list-item>
          <text:p text:style-name="P42">Only a script library or dialog library without any addition or change in buttons or menu </text:p>
        </text:list-item>
        <text:list-item>
          <text:p text:style-name="P42">Configuration files, including changes (mergings) in existing menus and toolbars</text:p>
        </text:list-item>
        <text:list-item>
          <text:p text:style-name="P42">Extensions containing Uno components</text:p>
        </text:list-item>
        <text:list-item>
          <text:p text:style-name="P42">Extensions using libraries in native computer language.</text:p>
        </text:list-item>
        <text:list-item>
          <text:p text:style-name="P42">Or a mix of the elements above.</text:p>
        </text:list-item>
        <text:list-item>
          <text:p text:style-name="P42">You may create your own multilingual help pages, they will be inserted in the Help system.</text:p>
        </text:list-item>
      </text:list>
      <text:p text:style-name="P29">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2"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6356972583357339046" text:style-name="L2">
        <text:list-item>
          <text:p text:style-name="P43">Version 2.1.2 :</text:p>
        </text:list-item>
      </text:list>
      <text:list xml:id="list5659863446848355545" text:style-name="L3">
        <text:list-item>
          <text:list>
            <text:list-item>
              <text:p text:style-name="P44">Localized help : resolved non-functional hyperlink due to API incompatibility introduced by Apache OpenOffice 4.1 (and LibreOffice 4.0).</text:p>
            </text:list-item>
          </text:list>
        </text:list-item>
      </text:list>
      <text:list xml:id="list40328302" text:continue-list="list6356972583357339046" text:style-name="L2">
        <text:list-item>
          <text:p text:style-name="P43">Version 2.1.1 :</text:p>
        </text:list-item>
      </text:list>
      <text:list xml:id="list8181020002089498129" text:style-name="L4">
        <text:list-item>
          <text:list>
            <text:list-item>
              <text:p text:style-name="P45">Documentation chapter 3.7.10 <text:span text:style-name="InstructionMacro">setMergePoint</text:span>, the list of commands for Arg2 was incorrect.</text:p>
            </text:list-item>
            <text:list-item>
              <text:p text:style-name="P45">Example in module Template7 had an incorrect argument Arg3 in <text:span text:style-name="InstructionMacro">setMergePoint</text:span>.</text:p>
            </text:list-item>
            <text:list-item>
              <text:p text:style-name="P45">When creating an hyperlink in a help page, the keyword (internal, external, etc) is now recognized in any character case.</text:p>
            </text:list-item>
            <text:list-item>
              <text:p text:style-name="P45">Creation of localized help, hyperlink to an existing OpenOffice help page : the address of a help page displayed by the macro was incorrect when the page was found by a help search.</text:p>
            </text:list-item>
          </text:list>
        </text:list-item>
      </text:list>
      <text:list xml:id="list40323184" text:continue-list="list40328302" text:style-name="L2">
        <text:list-item>
          <text:p text:style-name="P43">Version 2.1.0 :</text:p>
        </text:list-item>
      </text:list>
      <text:list xml:id="list574539728037593666" text:style-name="L5">
        <text:list-item>
          <text:list>
            <text:list-item>
              <text:p text:style-name="P46">An extension can define several toolbars (instead of only one).</text:p>
            </text:list-item>
            <text:list-item>
              <text:p text:style-name="P46">The list of Application contexts is revised, see chapter 3.5.</text:p>
            </text:list-item>
            <text:list-item>
              <text:p text:style-name="P46">The argument of <text:span text:style-name="InstructionMacro">beginMergeInstruction</text:span> becomes mandatory.</text:p>
            </text:list-item>
          </text:list>
        </text:list-item>
      </text:list>
      <text:list xml:id="list40331804" text:continue-list="list40323184" text:style-name="L2">
        <text:list-item>
          <text:p text:style-name="P43">Version 2.0.0 :</text:p>
        </text:list-item>
      </text:list>
      <text:list xml:id="list3938992100513758586" text:style-name="L6">
        <text:list-item>
          <text:list>
            <text:list-item>
              <text:p text:style-name="P47">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7"><text:s/>As a consequence of above, block <text:span text:style-name="InstructionMacro">Dependencies</text:span> and instruction <text:span text:style-name="InstructionMacro">setOOoDependency</text:span> are suppressed.</text:p>
            </text:list-item>
            <text:list-item>
              <text:p text:style-name="P47">Arg3 of <text:span text:style-name="InstructionMacro">beginDescription</text:span> is no longer used.</text:p>
            </text:list-item>
            <text:list-item>
              <text:p text:style-name="P47">Syntax of Block <text:span text:style-name="InstructionMacro">UpdateInformation</text:span> and instruction <text:span text:style-name="InstructionMacro">setUpdateSource</text:span> have changed.</text:p>
            </text:list-item>
            <text:list-item>
              <text:p text:style-name="P47">Syntax of instruction <text:span text:style-name="InstructionMacro">setLicense</text:span> has changed.</text:p>
            </text:list-item>
            <text:list-item>
              <text:p text:style-name="P47">Some obsolete extension features are no longer supported. Compiled extensions now need OpenOffice.org version 2.4 or more recent (LibreOffice, Apache OpenOffice).</text:p>
            </text:list-item>
            <text:list-item>
              <text:p text:style-name="P47">Macros of this document are now published under Apache License version 2.0.</text:p>
            </text:list-item>
          </text:list>
        </text:list-item>
      </text:list>
      <text:list xml:id="list40325176" text:continue-list="list40331804" text:style-name="L2">
        <text:list-item>
          <text:p text:style-name="P43">Version 1.5.3 :</text:p>
        </text:list-item>
      </text:list>
      <text:list xml:id="list6623260300860315851" text:style-name="L7">
        <text:list-item>
          <text:list>
            <text:list-item>
              <text:p text:style-name="P48">Help pages containing an hyperlink to an OpenOffice help page : a macro provides now the address of the page. See explanations at <text:span text:style-name="T8">Page7 : Hyperlinks</text:span>.</text:p>
            </text:list-item>
            <text:list-item>
              <text:p text:style-name="P48">The license examples are purged from the directives for use which are not part of the license itself.</text:p>
            </text:list-item>
            <text:list-item>
              <text:p text:style-name="P48">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691761698456022207" text:style-name="L8">
        <text:list-item>
          <text:p text:style-name="P49">Basic library Standard, Module1 : your instruction inside the Sub myExtension</text:p>
        </text:list-item>
        <text:list-item>
          <text:p text:style-name="P49"><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49">Localized <text:a xlink:type="simple" xlink:href="#6.4.2.Help pages for ExtensionCompiler|outline" text:style-name="Internet_20_link" text:visited-style-name="Visited_20_Internet_20_Link">help text pages and trees</text:a>.</text:p>
        </text:list-item>
      </text:list>
      <text:h text:style-name="P79"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TyW</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2">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82"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4"><draw:frame draw:style-name="fr1" draw:name="OpenOffice.org and compatible" text:anchor-type="paragraph" fo:min-width="15.122cm" draw:z-index="7"><draw:text-box fo:min-height="12.298cm"><text:p text:style-name="Frame_20_contents"/><text:p text:style-name="P34"><text:span text:style-name="T2">Mandatory</text:span><text:tab/><text:tab/>Display to user if found incompatible at installation</text:p><text:p text:style-name="Frame_20_contents"><draw:control text:anchor-type="paragraph" draw:z-index="8" draw:style-name="gr1" draw:text-style-name="P85" svg:width="0.802cm" svg:height="0.451cm" svg:x="2.3cm" svg:y="0.199cm" draw:control="control1"/><draw:control text:anchor-type="paragraph" draw:z-index="9" draw:style-name="gr1" draw:text-style-name="P85" svg:width="9cm" svg:height="0.451cm" svg:x="3.6cm" svg:y="0.199cm" draw:control="control2"/>From version</text:p><text:p text:style-name="Frame_20_contents"/><text:p text:style-name="P34"><text:span text:style-name="T2">Optional</text:span><text:tab/><text:tab/>Display to user if found incompatible at installation</text:p><text:p text:style-name="Frame_20_contents"><draw:control text:anchor-type="paragraph" draw:z-index="10" draw:style-name="gr1" draw:text-style-name="P85" svg:width="0.802cm" svg:height="0.451cm" svg:x="2.304cm" svg:y="0.199cm" draw:control="control3"/><draw:control text:anchor-type="paragraph" draw:z-index="11" draw:style-name="gr1" draw:text-style-name="P85" svg:width="9cm" svg:height="0.451cm" svg:x="3.6cm" svg:y="0.196cm" draw:control="control4"/>To version</text:p><text:p text:style-name="Frame_20_contents"/><text:p text:style-name="Frame_20_contents"/><text:p text:style-name="Frame_20_contents"><draw:control text:anchor-type="paragraph" draw:z-index="12" draw:style-name="gr1" draw:text-style-name="P86" svg:width="8.362cm" svg:height="0.689cm" svg:x="3.621cm" svg:y="0.252cm" draw:control="control5"/></text:p><text:p text:style-name="Frame_20_contents"/><text:p text:style-name="P33">Compilation results</text:p><text:p text:style-name="P33"><draw:control text:anchor-type="paragraph" draw:z-index="23" draw:style-name="gr1" draw:text-style-name="P87" svg:width="14.001cm" svg:height="4.001cm" svg:x="0.4cm" svg:y="0.362cm" draw:control="control14"/></text:p><text:p text:style-name="P33"/></draw:text-box></draw:frame></text:p>
      <text:p text:style-name="Text_20_body">Note that if your extension creates a toolbar you will need another compilation to Apache OpenOffice 4, see next section.</text:p>
      <text:p text:style-name="Text_20_body"/>
      <text:h text:style-name="P78"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3"><draw:text-box fo:min-height="12.19cm"><text:p text:style-name="Frame_20_contents"/><text:p text:style-name="P34"><text:span text:style-name="T2">Mandatory</text:span><text:tab/><text:tab/>Display to user if found incompatible at installation</text:p><text:p text:style-name="Frame_20_contents"><draw:control text:anchor-type="paragraph" draw:z-index="14" draw:style-name="gr1" draw:text-style-name="P85" svg:width="0.802cm" svg:height="0.451cm" svg:x="2.33cm" svg:y="0.199cm" draw:control="control6"/><draw:control text:anchor-type="paragraph" draw:z-index="15" draw:style-name="gr1"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85" svg:width="0.802cm" svg:height="0.451cm" svg:x="2.33cm" svg:y="0.199cm" draw:control="control8"/><draw:control text:anchor-type="paragraph" draw:z-index="17" draw:style-name="gr1" draw:text-style-name="P85" svg:width="9cm" svg:height="0.451cm" svg:x="3.692cm" svg:y="0.199cm" draw:control="control9"/>To version</text:p><text:p text:style-name="Frame_20_contents"/><text:p text:style-name="Frame_20_contents"/><text:p text:style-name="Frame_20_contents"><draw:control text:anchor-type="paragraph" draw:z-index="18" draw:style-name="gr1" draw:text-style-name="P86" svg:width="8.362cm" svg:height="0.689cm" svg:x="3.674cm" svg:y="0.367cm" draw:control="control10"/></text:p><text:p text:style-name="Frame_20_contents"/><text:p text:style-name="P33">Compilation results</text:p><text:p text:style-name="Frame_20_contents"><draw:control text:anchor-type="paragraph" draw:z-index="24" draw:style-name="gr1"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8"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9"><draw:text-box fo:min-height="10.954cm"><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85" svg:width="0.802cm" svg:height="0.451cm" svg:x="2.33cm" svg:y="0.199cm" draw:control="control11"/><draw:control text:anchor-type="paragraph" draw:z-index="21" draw:style-name="gr1" draw:text-style-name="P85" svg:width="9cm" svg:height="0.451cm" svg:x="3.692cm" svg:y="0.199cm" draw:control="control12"/>From version</text:p><text:p text:style-name="Frame_20_contents"/><text:p text:style-name="Frame_20_contents"/><text:p text:style-name="Frame_20_contents"><draw:control text:anchor-type="paragraph" draw:z-index="22" draw:style-name="gr1" draw:text-style-name="P86" svg:width="8.362cm" svg:height="0.689cm" svg:x="3.674cm" svg:y="0.349cm" draw:control="control13"/></text:p><text:p text:style-name="Frame_20_contents"/><text:p text:style-name="Frame_20_contents"/><text:p text:style-name="P33">Compilation results</text:p><text:p text:style-name="Frame_20_contents"><draw:control text:anchor-type="paragraph" draw:z-index="25" draw:style-name="gr1" draw:text-style-name="P87" svg:width="14.001cm" svg:height="4.001cm" svg:x="0.4cm" svg:y="0.459cm" draw:control="control16"/></text:p><text:p text:style-name="Frame_20_contents"/></draw:text-box></draw:frame></text:p>
      <text:h text:style-name="P79"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1">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1">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4974036025875433187" text:style-name="L9">
        <text:list-item>
          <text:p text:style-name="P50">Description</text:p>
        </text:list-item>
        <text:list-item>
          <text:p text:style-name="P50">Annexes</text:p>
        </text:list-item>
        <text:list-item>
          <text:p text:style-name="P50">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2701623779622534721" text:style-name="L10">
        <text:list-item>
          <text:p text:style-name="P51">Script libraries (Basic, JavaScript, Python, etc) or Dialog libraries, or other non-component libraries,</text:p>
        </text:list-item>
        <text:list-item>
          <text:p text:style-name="P51">shared component libraries,</text:p>
        </text:list-item>
        <text:list-item>
          <text:p text:style-name="P51">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773389938687126288" text:style-name="L11">
        <text:list-item>
          <text:p text:style-name="P52">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6">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6">Base</text:p>
          </table:table-cell>
          <table:table-cell table:style-name="Tableau3.B2" office:value-type="string">
            <text:p text:style-name="Table_20_Contents"/>
          </table:table-cell>
        </table:table-row>
        <table:table-row>
          <table:table-cell table:style-name="Tableau3.A2" office:value-type="string">
            <text:p text:style-name="P16">BasicIDE</text:p>
          </table:table-cell>
          <table:table-cell table:style-name="Tableau3.B2" office:value-type="string">
            <text:p text:style-name="Table_20_Contents"/>
          </table:table-cell>
        </table:table-row>
        <table:table-row>
          <table:table-cell table:style-name="Tableau3.A2" office:value-type="string">
            <text:p text:style-name="P16">Bibliography</text:p>
          </table:table-cell>
          <table:table-cell table:style-name="Tableau3.B2" office:value-type="string">
            <text:p text:style-name="Table_20_Contents"/>
          </table:table-cell>
        </table:table-row>
        <table:table-row>
          <table:table-cell table:style-name="Tableau3.A2" office:value-type="string">
            <text:p text:style-name="P16">Calc</text:p>
          </table:table-cell>
          <table:table-cell table:style-name="Tableau3.B2" office:value-type="string">
            <text:p text:style-name="Table_20_Contents"/>
          </table:table-cell>
        </table:table-row>
        <table:table-row>
          <table:table-cell table:style-name="Tableau3.A2" office:value-type="string">
            <text:p text:style-name="P16">Chart</text:p>
          </table:table-cell>
          <table:table-cell table:style-name="Tableau3.B2" office:value-type="string">
            <text:p text:style-name="Table_20_Contents"/>
          </table:table-cell>
        </table:table-row>
        <table:table-row>
          <table:table-cell table:style-name="Tableau3.A2" office:value-type="string">
            <text:p text:style-name="P16">DbBrowser</text:p>
          </table:table-cell>
          <table:table-cell table:style-name="Tableau3.B2" office:value-type="string">
            <text:p text:style-name="Table_20_Contents"/>
          </table:table-cell>
        </table:table-row>
        <table:table-row>
          <table:table-cell table:style-name="Tableau3.A2" office:value-type="string">
            <text:p text:style-name="P16">DbQuery</text:p>
          </table:table-cell>
          <table:table-cell table:style-name="Tableau3.B2" office:value-type="string">
            <text:p text:style-name="Table_20_Contents"/>
          </table:table-cell>
        </table:table-row>
        <table:table-row>
          <table:table-cell table:style-name="Tableau3.A2" office:value-type="string">
            <text:p text:style-name="P16">DbRelation</text:p>
          </table:table-cell>
          <table:table-cell table:style-name="Tableau3.B2" office:value-type="string">
            <text:p text:style-name="Table_20_Contents"/>
          </table:table-cell>
        </table:table-row>
        <table:table-row>
          <table:table-cell table:style-name="Tableau3.A2" office:value-type="string">
            <text:p text:style-name="P16">DbTableData</text:p>
          </table:table-cell>
          <table:table-cell table:style-name="Tableau3.B2" office:value-type="string">
            <text:p text:style-name="Table_20_Contents">Table data view</text:p>
          </table:table-cell>
        </table:table-row>
        <table:table-row>
          <table:table-cell table:style-name="Tableau3.A2" office:value-type="string">
            <text:p text:style-name="P16">DbTable</text:p>
          </table:table-cell>
          <table:table-cell table:style-name="Tableau3.B2" office:value-type="string">
            <text:p text:style-name="Table_20_Contents">Table design</text:p>
          </table:table-cell>
        </table:table-row>
        <table:table-row>
          <table:table-cell table:style-name="Tableau3.A2" office:value-type="string">
            <text:p text:style-name="P16">Draw</text:p>
          </table:table-cell>
          <table:table-cell table:style-name="Tableau3.B2" office:value-type="string">
            <text:p text:style-name="Table_20_Contents"/>
          </table:table-cell>
        </table:table-row>
        <table:table-row>
          <table:table-cell table:style-name="Tableau3.A2" office:value-type="string">
            <text:p text:style-name="P16">Impress</text:p>
          </table:table-cell>
          <table:table-cell table:style-name="Tableau3.B2" office:value-type="string">
            <text:p text:style-name="Table_20_Contents"/>
          </table:table-cell>
        </table:table-row>
        <table:table-row>
          <table:table-cell table:style-name="Tableau3.A2" office:value-type="string">
            <text:p text:style-name="P16">Math</text:p>
          </table:table-cell>
          <table:table-cell table:style-name="Tableau3.B2" office:value-type="string">
            <text:p text:style-name="Table_20_Contents">Formulas</text:p>
          </table:table-cell>
        </table:table-row>
        <table:table-row>
          <table:table-cell table:style-name="Tableau3.A2" office:value-type="string">
            <text:p text:style-name="P16">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6">WriterForm</text:p>
          </table:table-cell>
          <table:table-cell table:style-name="Tableau3.B2" office:value-type="string">
            <text:p text:style-name="Table_20_Contents">Base Form design</text:p>
          </table:table-cell>
        </table:table-row>
        <table:table-row>
          <table:table-cell table:style-name="Tableau3.A2" office:value-type="string">
            <text:p text:style-name="P16">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6">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6">WriterWeb</text:p>
          </table:table-cell>
          <table:table-cell table:style-name="Tableau3.B2" office:value-type="string">
            <text:p text:style-name="Table_20_Contents">HTML document</text:p>
          </table:table-cell>
        </table:table-row>
        <table:table-row>
          <table:table-cell table:style-name="Tableau3.A2" office:value-type="string">
            <text:p text:style-name="P16">Writer</text:p>
          </table:table-cell>
          <table:table-cell table:style-name="Tableau3.B2" office:value-type="string">
            <text:p text:style-name="Table_20_Contents"/>
          </table:table-cell>
        </table:table-row>
        <table:table-row>
          <table:table-cell table:style-name="Tableau3.A2" office:value-type="string">
            <text:p text:style-name="P16">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8252709657184052863" text:style-name="L12">
        <text:list-item text:start-value="1">
          <text:p text:style-name="P53">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3">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2">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78"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7847906992095951139" text:style-name="L13">
        <text:list-item>
          <text:p text:style-name="P54">A Feed file contains the internet addresses for one or more Update Information files (each for an extension).</text:p>
        </text:list-item>
        <text:list-item>
          <text:p text:style-name="P54">The Update Information File mainly contains dependency information about the new version, and :</text:p>
        </text:list-item>
      </text:list>
      <text:list xml:id="list8864801644327556374" text:style-name="L14">
        <text:list-item>
          <text:p text:style-name="P55">either the internet address to download the new version of the extension</text:p>
        </text:list-item>
        <text:list-item>
          <text:p text:style-name="P55">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4"><draw:image xlink:href="Pictures/20000330000061BA0000213875A8900B.svm"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5"><draw:image xlink:href="Pictures/20000380000063AF000027142D54862B.svm"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3"><draw:text-box fo:min-height="4.001cm"><text:p text:style-name="Frame_20_contents"><draw:frame draw:style-name="fr6" draw:name="images3" text:anchor-type="paragraph" svg:width="18.087cm" svg:height="10.777cm" draw:z-index="6"><draw:image xlink:href="Pictures/20000738000065A300003C907F5799CF.svm" xlink:type="simple" xlink:show="embed" xlink:actuate="onLoad"/></draw:frame>Feed to download</text:p></draw:text-box></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9095268762889475768" text:style-name="L15">
        <text:list-item text:start-value="1">
          <text:p text:style-name="P56">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6">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2"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4985347486505347242" text:style-name="L16">
        <text:list-item>
          <text:p text:style-name="P57">Arg1 : <text:span text:style-name="InstructionMacro">String</text:span> : mandatory : <text:span text:style-name="InstructionMacro">"File"</text:span> or <text:span text:style-name="InstructionMacro">"Schema"</text:span></text:p>
        </text:list-item>
        <text:list-item>
          <text:p text:style-name="P57">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7286466579051098725" text:style-name="L17">
        <text:list-item>
          <text:p text:style-name="P58">Arg1 : <text:span text:style-name="InstructionMacro">String</text:span> : mandatory, type of control used for the button</text:p>
        </text:list-item>
      </text:list>
      <text:list xml:id="list2400506454783928003" text:style-name="L18">
        <text:list-item>
          <text:p text:style-name="P59">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4793249950042757382" text:style-name="L19">
        <text:list-item>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8148507703049006729" text:style-name="L20">
        <text:list-item text:start-value="1">
          <text:p text:style-name="P61">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1">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1">Arg1 : <text:span text:style-name="InstructionMacro">String</text:span> : mandatory ; URL path to an image file ; the path is relative to the extension folder.</text:p>
        </text:list-item>
        <text:list-item text:start-value="1">
          <text:p text:style-name="P61">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270658842324109976" text:style-name="L21">
        <text:list-item>
          <text:p text:style-name="P62">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6">16x16</text:p>
          </table:table-cell>
          <table:table-cell table:style-name="Tableau2.A2" office:value-type="string">
            <text:p text:style-name="P16">normal</text:p>
          </table:table-cell>
          <table:table-cell table:style-name="Tableau2.A2" office:value-type="string">
            <text:p text:style-name="P19"><text:span text:style-name="InstructionMacro">_16</text:span></text:p>
          </table:table-cell>
          <table:table-cell table:style-name="Tableau2.D2" office:value-type="string">
            <text:p text:style-name="P20"><text:span text:style-name="InstructionMacro">iconExecute_16.png</text:span></text:p>
          </table:table-cell>
        </table:table-row>
        <table:table-row>
          <table:table-cell table:style-name="Tableau2.A2" office:value-type="string">
            <text:p text:style-name="P16">16x16</text:p>
          </table:table-cell>
          <table:table-cell table:style-name="Tableau2.A2" office:value-type="string">
            <text:p text:style-name="P16">high</text:p>
          </table:table-cell>
          <table:table-cell table:style-name="Tableau2.A2" office:value-type="string">
            <text:p text:style-name="P19"><text:span text:style-name="InstructionMacro">_16h</text:span></text:p>
          </table:table-cell>
          <table:table-cell table:style-name="Tableau2.D2" office:value-type="string">
            <text:p text:style-name="P20"><text:span text:style-name="InstructionMacro">iconExecute_16h.png</text:span></text:p>
          </table:table-cell>
        </table:table-row>
        <table:table-row>
          <table:table-cell table:style-name="Tableau2.A2" office:value-type="string">
            <text:p text:style-name="P16">26x26</text:p>
          </table:table-cell>
          <table:table-cell table:style-name="Tableau2.A2" office:value-type="string">
            <text:p text:style-name="P16">normal</text:p>
          </table:table-cell>
          <table:table-cell table:style-name="Tableau2.A2" office:value-type="string">
            <text:p text:style-name="P19"><text:span text:style-name="InstructionMacro">_26</text:span></text:p>
          </table:table-cell>
          <table:table-cell table:style-name="Tableau2.D2" office:value-type="string">
            <text:p text:style-name="P20"><text:span text:style-name="InstructionMacro">iconExecute_26.png</text:span></text:p>
          </table:table-cell>
        </table:table-row>
        <table:table-row>
          <table:table-cell table:style-name="Tableau2.A2" office:value-type="string">
            <text:p text:style-name="P16">26x26</text:p>
          </table:table-cell>
          <table:table-cell table:style-name="Tableau2.A2" office:value-type="string">
            <text:p text:style-name="P16">high</text:p>
          </table:table-cell>
          <table:table-cell table:style-name="Tableau2.A2" office:value-type="string">
            <text:p text:style-name="P19"><text:span text:style-name="InstructionMacro">_26h</text:span></text:p>
          </table:table-cell>
          <table:table-cell table:style-name="Tableau2.D2" office:value-type="string">
            <text:p text:style-name="P20"><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8881120901804491747" text:style-name="L22">
        <text:list-item>
          <text:p text:style-name="P63">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5">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5">if at installation, no license is appropriate for the locale, the first license is displayed.</text:p>
        </text:list-item>
        <text:list-item>
          <text:p text:style-name="P63">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2">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2">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2">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2">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6242730402602863294" text:style-name="L23">
        <text:list-item>
          <text:p text:style-name="P64">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4">Arg1 : <text:span text:style-name="InstructionMacro">String</text:span> : mandatory ; property name</text:p>
        </text:list-item>
        <text:list-item>
          <text:p text:style-name="P64">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publisher.</text:p>
        </text:list-item>
        <text:list-item>
          <text:p text:style-name="P60">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1131392119185456828" text:style-name="L24">
        <text:list-item>
          <text:p text:style-name="P65">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331435551908240911"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037244576759802045" text:style-name="L26">
        <text:list-item text:start-value="1">
          <text:p text:style-name="P66">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6">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35">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7525444623678839936" text:style-name="L27">
        <text:list-item>
          <text:p text:style-name="P67">Arg1 : <text:span text:style-name="InstructionMacro">String</text:span> : how to find the update.xml file</text:p>
        </text:list-item>
        <text:list-item>
          <text:p text:style-name="P76"><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6"><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7">Arg2 : <text:span text:style-name="InstructionMacro">String</text:span> : how to find the oxt file</text:p>
        </text:list-item>
        <text:list-item>
          <text:p text:style-name="P76"><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6"><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4197612452343085879" text:style-name="L28">
        <text:list-item>
          <text:p text:style-name="P68">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8">Arg2 : <text:span text:style-name="InstructionMacro">String</text:span> : the library name (which is also the name of the folder containing the Basic library).</text:p>
        </text:list-item>
        <text:list-item>
          <text:p text:style-name="P68">Arg3 : <text:span text:style-name="InstructionMacro">String</text:span> : the name of the module containing the macro.</text:p>
        </text:list-item>
        <text:list-item>
          <text:p text:style-name="P68">Arg4 : <text:span text:style-name="InstructionMacro">String</text:span> : the name of the macro.</text:p>
        </text:list-item>
      </text:list>
      <text:p text:style-name="Text_20_body">Example :</text:p>
      <text:p text:style-name="ligneMacro"><text:s text:c="2"/>setURL("Basic", "Test3", "Module2", "analyzeData")</text:p>
      <text:p text:style-name="P32">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7555737665874376416" text:style-name="L29">
        <text:list-item>
          <text:p text:style-name="P69">Arg1 : <text:span text:style-name="InstructionMacro">String</text:span> : <text:span text:style-name="InstructionMacro">"BeanShell"</text:span></text:p>
        </text:list-item>
        <text:list-item>
          <text:p text:style-name="P69">Arg2 : <text:span text:style-name="InstructionMacro">String</text:span> : the library name (which is also the name of the folder containing the BeanShell library).</text:p>
        </text:list-item>
        <text:list-item>
          <text:p text:style-name="P69">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3382659133489355379" text:style-name="L30">
        <text:list-item>
          <text:p text:style-name="P70">Arg1 : <text:span text:style-name="InstructionMacro">String</text:span> : <text:span text:style-name="InstructionMacro">"JavaScript"</text:span></text:p>
        </text:list-item>
        <text:list-item>
          <text:p text:style-name="P70">Arg2 : <text:span text:style-name="InstructionMacro">String</text:span> : the library name (which is also the name of the folder containing the JavaScript library).</text:p>
        </text:list-item>
        <text:list-item>
          <text:p text:style-name="P70">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4086640422465455139" text:style-name="L31">
        <text:list-item>
          <text:p text:style-name="P71">Arg1 : <text:span text:style-name="InstructionMacro">String</text:span> : <text:span text:style-name="InstructionMacro">"Java"</text:span></text:p>
        </text:list-item>
        <text:list-item>
          <text:p text:style-name="P71">Arg2 : <text:span text:style-name="InstructionMacro">String</text:span> : the library name (which is also the name of the folder containing the Java library).</text:p>
        </text:list-item>
        <text:list-item>
          <text:p text:style-name="P71">Arg3 : <text:span text:style-name="InstructionMacro">String</text:span> : the name of the function name, as described in the file <text:span text:style-name="InstructionMacro">parcel-</text:span><text:span text:style-name="InstructionMacro">descriptor.xml</text:span>.</text:p>
        </text:list-item>
      </text:list>
      <text:p text:style-name="Text_20_body">The Java library contains the compiled Java program, e.g. <text:span text:style-name="InstructionMacro">myMacro3.jar</text:span>, and the file <text:span text:style-name="InstructionMacro">parcel-</text:span><text:span text:style-name="InstructionMacro">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1">Arg1 : <text:span text:style-name="InstructionMacro">String</text:span> : <text:span text:style-name="InstructionMacro">"Python"</text:span></text:p>
        </text:list-item>
        <text:list-item>
          <text:p text:style-name="P71">Arg2 : <text:span text:style-name="InstructionMacro">String</text:span> : the path to the Python file, relative to the extension folder</text:p>
        </text:list-item>
        <text:list-item>
          <text:p text:style-name="P71">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282712603617355963" text:style-name="L32">
        <text:list-item>
          <text:p text:style-name="P72">Arg1 : <text:span text:style-name="InstructionMacro">String</text:span> : ""</text:p>
        </text:list-item>
        <text:list-item>
          <text:p text:style-name="P72">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6651904088044386186"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7"><text:span text:style-name="InstructionMacro">"Basic"</text:span> : folder containing the Basic Library (code and dialog modules)</text:p>
        </text:list-item>
        <text:list-item>
          <text:p text:style-name="P77"><text:span text:style-name="InstructionMacro">"Dialog"</text:span> : folder containing the Dialog Library (dialog modules only)</text:p>
        </text:list-item>
        <text:list-item>
          <text:p text:style-name="P77"><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7"><text:span text:style-name="InstructionMacro">"Python"</text:span> : folder containing the python file(s) containing the script(s)</text:p>
        </text:list-item>
        <text:list-item>
          <text:p text:style-name="P77"><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362970031757710152" text:style-name="L34">
        <text:list-item>
          <text:p text:style-name="P73">first create the library in My Macros with the user interface, and test your routines ;</text:p>
        </text:list-item>
        <text:list-item>
          <text:p text:style-name="P73">copy the folder that OOo created from your <text:span text:style-name="InstructionMacro">user/</text:span> folder to your extension folder ; for Basic, use the « Export as Basic library » facility</text:p>
        </text:list-item>
        <text:list-item>
          <text:p text:style-name="P73">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1">Arg1 : <text:span text:style-name="InstructionMacro">String</text:span> : begins with <text:span text:style-name="InstructionMacro">"media-type="</text:span> followed by the complete media type string</text:p>
        </text:list-item>
        <text:list-item>
          <text:p text:style-name="P71">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0"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0">Contacts : <text:a xlink:type="simple" xlink:href="mailto:bmarcelly@openoffice.org" text:style-name="Internet_20_link" text:visited-style-name="Visited_20_Internet_20_Link">marcelly@club-internet.fr</text:a> </text:p>
      <text:p text:style-name="P9"/>
      <text:p text:style-name="P11">Translation :<text:span text:style-name="T3"> </text:span></text:p>
      <text:p text:style-name="P12"/>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2"><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2"><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2"/>
      <text:h text:style-name="P81"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3"/>
      <text:p text:style-name="P13">The Original Documentation is : Extension Compiler</text:p>
      <text:p text:style-name="P13">The Initial Writer of the Original Documentation is Bernard Marcelly</text:p>
      <text:p text:style-name="P14">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4"/>
      <text:p text:style-name="P13">Contributor(s): ______________________________________. </text:p>
      <text:p text:style-name="P13">Portions created by ______ are Copyright (C)_________<text:span text:style-name="T7">[Insert year(s)]</text:span>. </text:p>
      <text:p text:style-name="P13">All Rights Reserved. <text:s/><text:span text:style-name="T9"><text:s/>(Contributor contact(s):________________</text:span><text:span text:style-name="T7">[Insert hyperlink/alias]</text:span><text:span text:style-name="T9">).</text:span></text:p>
      <text:p text:style-name="P15"/>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79" text:outline-level="1"><text:bookmark-start text:name="__RefHeading__78142_325084090"/>Data used by extension <text:file-name text:display="name">OOTyW</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OpenOffice typography tools for yWriter users.</text:p>
      <text:p text:style-name="tooltipText"/>
      <text:p text:style-name="tooltipLang"><text:bookmark-start text:name="__RefHeading__44467_325084090"/>Tooltip de<text:bookmark-end text:name="__RefHeading__44467_325084090"/></text:p>
      <text:p text:style-name="descrText">OpenOffice-Typographiewerkzeuge für yWriter-Anwender.</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OpenOffice typography tools for yWriter users.</text:p>
      <text:p text:style-name="descrLang"><text:bookmark-start text:name="__RefHeading__78156_325084090"/><text:soft-page-break/>Description de<text:bookmark-end text:name="__RefHeading__78156_325084090"/></text:p>
      <text:p text:style-name="descrText">OpenOffice-Typographiewerkzeuge für yWriter-Anwender.</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8430730418140359424" text:style-name="L35">
        <text:list-item>
          <text:p text:style-name="P74">Create a Writer file containing the licenses (possibly in several languages). You can of course have a Table of Contents and use formatting. </text:p>
        </text:list-item>
        <text:list-item>
          <text:p text:style-name="P74">In order to provide a read-only text, convert the Writer file to PDF and store the PDF in the folder dedicated to your extension. </text:p>
        </text:list-item>
        <text:list-item>
          <text:p text:style-name="P74">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text:span><text:span text:style-name="T17">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784943345123630798"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6266036515572578651"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752055372280851370"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40339490"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levels. In the first <text:soft-page-break/>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818634429126923271"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4508598141919669615"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013954000227556503"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5">Numbers</text:p>
            </table:table-cell>
            <table:table-cell table:style-name="Table1.C1" office:value-type="string">
              <text:p text:style-name="P25">Comments</text:p>
            </table:table-cell>
          </table:table-row>
        </table:table-header-rows>
        <table:table-row>
          <table:table-cell table:style-name="Table1.A2" office:value-type="string">
            <text:p text:style-name="P17">This is a simple text.<text:line-break/>No special paragraph style.</text:p>
            <text:p text:style-name="P17">Here is another paragraph.</text:p>
          </table:table-cell>
          <table:table-cell table:style-name="Table1.B2" office:value-type="float" office:value="3">
            <text:p text:style-name="P18">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8">31.12.99</text:p>
          </table:table-cell>
          <table:table-cell table:style-name="Table1.C3" office:value-type="string">
            <text:p text:style-name="hlp_5f_paragraph">You may also use hyperlinks.</text:p>
            <text:p text:style-name="P28">See <office:annotation><dc:creator>BM</dc:creator><dc:date>2008-03-16T00:00:00.56</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8">-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57</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57</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7"><office:annotation><dc:creator>BM</dc:creator><dc:date>2008-03-13T00:00:00.57</dc:date><text:p>internal</text:p><text:p>Page2</text:p><text:p/></office:annotation>Paragraph styles</text:p>
      <text:p text:style-name="P27"><office:annotation><dc:creator>BM</dc:creator><dc:date>2008-03-13T00:00:00.57</dc:date><text:p>internal</text:p><text:p>Page7</text:p><text:p/></office:annotation>Hyperlinks</text:p>
      <text:p text:style-name="hlp_5f_paragraph"><text:span text:style-name="T14"><office:annotation><dc:creator>BM</dc:creator><dc:date>2008-03-13T00:00:00.57</dc:date><text:p>internal</text:p><text:p>Page3</text:p><text:p/></office:annotation></text:span><text:span text:style-name="T14">Text formatting</text:span></text:p>
      <text:p text:style-name="P27"><office:annotation><dc:creator>BM</dc:creator><dc:date>2008-03-26T00:00:00.58</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58</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text:soft-page-break/>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58</dc:date><text:p>external</text:p><text:p><text:a xlink:href="http://www.openoffice.org/">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58</dc:date><text:p>external</text:p><text:p>text/swriter/main0210.xhp</text:p><text:p/></office:annotation><text:span text:style-name="T14">Preview topic</text:span> </text:p>
      <text:p text:style-name="hlp_5f_paragraph">This hyperlink displays <text:s/><office:annotation><dc:creator>BM</dc:creator><dc:date>2008-03-15T00:00:00.58</dc:date><text:p>external</text:p><text:p>text/schart/04/01020000.xhp</text:p></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40337459" text:continue-list="list1784943345123630798"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40329450" text:continue-list="list40339490"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59</dc:date><text:p text:style-name="P84"><text:span text:style-name="T22">image</text:span></text:p><text:p text:style-name="P84"><text:span text:style-name="T22">Images/Help/dontfeedtrolls.gif</text:span></text:p><text:p text:style-name="P84"><text:span text:style-name="T22">icon</text:span></text:p><text:p text:style-name="P84"><text:span text:style-name="T22"/></text:p></office:annotation> within a text.</text:p>
      <text:p text:style-name="hlp_5f_paragraph"><text:line-break/><text:line-break/>Now a bigger image in a blank line.</text:p>
      <text:p text:style-name="hlp_5f_paragraph"><office:annotation><dc:creator>Bernard Marcelly</dc:creator><dc:date>2009-01-24T10:50:50.59</dc:date><text:p text:style-name="P84"><text:span text:style-name="T22">image</text:span></text:p><text:p text:style-name="P84"><text:span text:style-name="T22">Images/Help/sailingShip.wmf</text:span></text:p><text:p text:style-name="P84"><text:span text:style-name="T22">Old sailing ship</text:span></text:p><text:p text:style-name="P84"><text:span text:style-name="T22"/></text:p></office:annotation></text:p>
      <text:p text:style-name="hlp_5f_paragraph"/>
      <text:p text:style-name="hlp_5f_paragraph"><text:line-break/><text:line-break/>Finally an image<office:annotation><dc:creator>Bernard Marcelly</dc:creator><dc:date>2009-01-24T20:53:22.59</dc:date><text:p text:style-name="P84"><text:span text:style-name="T22">imageOOo</text:span></text:p><text:p text:style-name="P84"><text:span text:style-name="T22">sd/res/get1obj.png</text:span></text:p></office:annotation> from OpenOffice resources</text:p>
      <text:p text:style-name="hlp_5f_page">Page10 : Creating the Help tree</text:p>
      <text:list xml:id="list40316780" text:continue-list="list40337459"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TyW</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Dash_20_1" draw:display-name="Dash 1" draw:style="rect" draw:dots1="3" draw:dots1-length="0.05cm" draw:dots2="2" draw:dots2-length="0.2cm" draw:distance="0.15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fo:margin="100%" fo:margin-left="2.499cm" fo:margin-right="0cm" fo:margin-top="0cm" fo:margin-bottom="0.423cm"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OOTyW</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11" meta:character-count="81850"/>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OOTyW", "0.0.7") ' fill with your values
  setExtensionDescription("en, de")
  setDisplayName("en", "OpenOffice typography tools for yWriter users.")
  setDisplayName("de", "OpenOffice-Typographiewerkzeuge für yWriter-Anwender.")
  setLicense("en, de")             
  setTooltip("en, de", "en") ' deprecated ! starting from 3.1,use instead setExtensionDescription
endDescription  


beginAnnexes 
  useLibrary("Basic", "OOTyW/")
endAnnexes


beginAddonUI

  beginOfficeToolbar

    beginTbTitles("Writer")
      setTitle("OOTyW-Symbolleiste", "de")
      setTitle("OOTyW toolbar", "en")
    endTbTitles

		beginButton()
            beginTitles("Writer")
              setTitle("# → ’ (Raute zu Apostroph)", "de")
              setTitle("# → ’ (number sign to apostrophe)", "en")
            endTitles
            setURL("Basic", "OOTyW", "Common", "Apostrophe")
			setImage("icons/Apostrophe")
		endButton

		beginButton()
            beginTitles("Writer")
              setTitle("... → … (drei Punkte zu Ellipse)", "de")
              setTitle("... → … (three periods to ellipsis)", "en")
            endTitles
            setURL("Basic", "OOTyW", "Common", "Ellipsis")
			setImage("icons/Ellipsis")
		endButton

		beginButton()
            beginTitles("Writer")
              setTitle("-- → – (zwei Trennstriche zu Gedankenstrich)", "de")
              setTitle("-- → – (two hyphens to en-dash)", "en")
            endTitles
            setURL("Basic", "OOTyW", "Common", "En_dash")
			setImage("icons/EnDash")
		endButton    

		beginButton()
            beginTitles("Writer")
              setTitle("– → -- (Gedankenstrich zu zwei Trennstrichen)", "de")
              setTitle("– → -- (en-dash to two hyphens)", "en")
            endTitles
            setURL("Basic", "OOTyW", "Revert", "En_dash")
			setImage("icons/DoubleHyphen")
		endButton    

		beginButton()
            beginTitles("Writer")
              setTitle("Zurück zum Schreibmaschinenstil", "de")
              setTitle("Back to typewriter style", "en")
            endTitles
            setURL("Basic", "OOTyW", "Revert", "main")
			setImage("icons/Revert")
		endButton    

  endOfficeToolbar


  beginAddonMenu
    beginMenu
      beginTitles
	    setTitle("Typography tools")
      endTitles

      beginMenuItems

		beginCommand
		    beginTitles("Writer")
              setTitle("# → ’ (Raute zu Apostroph)", "de")
              setTitle("# → ’ (number sign to apostrophe)", "en")
            endTitles
            setURL("Basic", "OOTyW", "Common", "Apostrophe")
		endCommand

		beginCommand
            beginTitles("Writer")
              setTitle("... → … (drei Punkte zu Ellipse)", "de")
              setTitle("... → … (three periods to ellipsis)", "en")
            endTitles
            setURL("Basic", "OOTyW", "Common", "Ellipsis")
		endCommand
		
		beginCommand
            beginTitles("Writer")
              setTitle("-- → – (zwei Trennstriche zu Gedankenstrich)", "de")
              setTitle("-- → – (two hyphens to en-dash)", "en")
            endTitles
            setURL("Basic", "OOTyW", "Common", "En_dash")
		endCommand
		
		beginCommand
            beginTitles("Writer")
              setTitle("– → -- (Gedankenstrich zu zwei Trennstrichen)", "de")
              setTitle("– → -- (en-dash to two hyphens)", "en")
            endTitles
            setURL("Basic", "OOTyW", "Revert", "En_dash")
		endCommand
		
        addSeparator
		
		beginCommand
            beginTitles("Writer")
              setTitle(CHR$(34)+"' '"+CHR$(34)+" → »› ‹« (Prime zu Chevrons)", "de")
              setTitle(CHR$(34)+"' '"+CHR$(34)+" → »› ‹« (primes to chevrons)", "en")
              setTitle("– → -- (en-dash to two hyphens)", "en")
            endTitles
            setURL("Basic", "OOTyW", "QM_de_DE", "SmartQuote")
		endCommand
		
		beginCommand
            beginTitles("Writer")
              setTitle(CHR$(34)+"' '"+CHR$(34)+" → “‘ ’” (Prime zu engl. Anführungszeichen)", "de")
              setTitle(CHR$(34)+"' '"+CHR$(34)+" → “‘ ’” (primes to english style quotation marks)", "en")
              setTitle("– → -- (en-dash to two hyphens)", "en")
            endTitles
            setURL("Basic", "OOTyW", "QM_en_US", "SmartQuote")
		endCommand
		
		beginCommand
            beginTitles("Writer")
              setTitle("„, ‘“ → »› ‹« (europ. Anführungszeichen zu Chevrons)", "de")
              setTitle("„, ‘“ → »› ‹« (european style quotation marks to chevrons)", "en")
              setTitle("– → -- (en-dash to two hyphens)", "en")
            endTitles
            setURL("Basic", "OOTyW", "QM_de_DE", "Chevrons")
		endCommand
		
		beginCommand
            beginTitles("Writer")
              setTitle("»› ‹« → „, ‘“ (Chevrons zu europ. Anführungszeichen)", "de")
              setTitle("»› ‹« → „, ‘“ (chevrons to european style quotation marks)", "en")
            endTitles
            setURL("Basic", "OOTyW", "QM_de_DE", "Anfuehrungszeichen")
		endCommand

        addSeparator

		beginCommand
            beginTitles("Writer")
              setTitle("Zurück zum Schreibmaschinenstil", "de")
              setTitle("Back to typewriter style", "en")
            endTitles
            setURL("Basic", "OOTyW", "Revert", "main")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